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table:formula="of:=[.B1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TU</text:p>
          </table:table-cell>
          <table:table-cell office:value-type="float" office:value="921.6" calcext:value-type="float">
            <text:p>921.6</text:p>
          </table:table-cell>
          <table:table-cell office:value-type="string" calcext:value-type="string">
            <text:p>PT1000 @ -20Grad</text:p>
          </table:table-cell>
        </table:table-row>
        <table:table-row table:style-name="ro1">
          <table:table-cell office:value-type="string" calcext:value-type="string">
            <text:p>RTM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PT1000 @ 35Grad</text:p>
          </table:table-cell>
        </table:table-row>
        <table:table-row table:style-name="ro1">
          <table:table-cell office:value-type="string" calcext:value-type="string">
            <text:p>RTO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T1000 @ 70Gra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ai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table:style-name="ce1" table:formula="of:=[.B8]*([.B2]*[.B4])/([.B2]+[.B4])" office:value-type="float" office:value="21095.8101377088" calcext:value-type="float">
            <text:p>21095.81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1" table:formula="of:=([.B10]*[.B4])/([.B10]-[.B4])" office:value-type="float" office:value="963.70061034372" calcext:value-type="float">
            <text:p>963.70</text:p>
          </table:table-cell>
          <table:table-cell office:value-type="string" calcext:value-type="string">
            <text:p>Oh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4:21:39.254716299</meta:creation-date>
    <meta:generator>LibreOffice/7.3.7.2$Linux_X86_64 LibreOffice_project/30$Build-2</meta:generator>
    <dc:date>2025-01-16T14:37:19.996532662</dc:date>
    <meta:editing-duration>PT15M41S</meta:editing-duration>
    <meta:editing-cycles>2</meta:editing-cycles>
    <meta:document-statistic meta:table-count="1" meta:cell-count="23" meta:object-count="0"/>
  </office:meta>
</office:document-meta>
</file>